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139d0f" officeooo:paragraph-rsid="001f6921"/>
    </style:style>
    <style:style style:name="P2" style:family="paragraph" style:parent-style-name="Standard">
      <style:text-properties officeooo:rsid="001f6921" officeooo:paragraph-rsid="001f6921"/>
    </style:style>
    <style:style style:name="P3" style:family="paragraph" style:parent-style-name="Standard">
      <style:text-properties officeooo:rsid="0020c734" officeooo:paragraph-rsid="0020c734"/>
    </style:style>
    <style:style style:name="P4" style:family="paragraph" style:parent-style-name="Standard">
      <style:text-properties officeooo:rsid="0021160e" officeooo:paragraph-rsid="0021160e"/>
    </style:style>
    <style:style style:name="P5" style:family="paragraph" style:parent-style-name="Standard">
      <style:text-properties fo:color="#c9211e" loext:opacity="100%" officeooo:rsid="0021160e" officeooo:paragraph-rsid="0021160e"/>
    </style:style>
    <style:style style:name="P6" style:family="paragraph" style:parent-style-name="Standard">
      <style:text-properties fo:color="#c9211e" loext:opacity="100%" officeooo:paragraph-rsid="0021160e"/>
    </style:style>
    <style:style style:name="P7" style:family="paragraph" style:parent-style-name="Standard">
      <style:text-properties fo:color="#c9211e" loext:opacity="100%" officeooo:rsid="0020c734" officeooo:paragraph-rsid="0020c734"/>
    </style:style>
    <style:style style:name="P8" style:family="paragraph" style:parent-style-name="Standard">
      <style:text-properties fo:color="#c9211e" loext:opacity="100%" officeooo:rsid="001f6921" officeooo:paragraph-rsid="001f6921"/>
    </style:style>
    <style:style style:name="P9" style:family="paragraph" style:parent-style-name="Standard">
      <style:text-properties fo:color="#c9211e" loext:opacity="100%" officeooo:rsid="0022bba1" officeooo:paragraph-rsid="0022bba1"/>
    </style:style>
    <style:style style:name="P10" style:family="paragraph" style:parent-style-name="Standard">
      <style:text-properties fo:color="#c9211e" loext:opacity="100%"/>
    </style:style>
    <style:style style:name="T1" style:family="text">
      <style:text-properties officeooo:rsid="000da5e1"/>
    </style:style>
    <style:style style:name="T2" style:family="text">
      <style:text-properties officeooo:rsid="001f6921"/>
    </style:style>
    <style:style style:name="T3" style:family="text">
      <style:text-properties officeooo:rsid="0020c734"/>
    </style:style>
    <style:style style:name="T4" style:family="text">
      <style:text-properties officeooo:rsid="0021160e"/>
    </style:style>
    <style:style style:name="T5" style:family="text">
      <style:text-properties fo:color="#c9211e" loext:opacity="100%"/>
    </style:style>
    <style:style style:name="T6" style:family="text">
      <style:text-properties officeooo:rsid="0022bb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hapter 8 Review</text:p>
      <text:p text:style-name="P2"/>
      <text:p text:style-name="Standard">[1] What are the two parts of a class, as described in the chapter?</text:p>
      <text:p text:style-name="P8">The two parts of a class are the interface (public part) and the implementation (private part). The interface defines what users of the class can do with objects of that type, while the implementation contains the details of how the class works internally</text:p>
      <text:p text:style-name="Standard">[2] What is the difference between the interface and the implementation in a class?</text:p>
      <text:p text:style-name="P8">The interface is the public part of a class that defines what operations can be performed on objects of that class. Its what users of the class see and interact with. The implementation is the private part that contains the actual code that makes the class work. Users don’t need to know implementation details – they only need to understand the interface to use the class effectively</text:p>
      <text:p text:style-name="Standard">[3] What are the limitations and problems of the struct Date from §8.4.1?</text:p>
      <text:p text:style-name="P10">- <text:span text:style-name="T6">no initialization: variables like Date today; are created with garbage values (y, m, d contain random data)</text:span></text:p>
      <text:p text:style-name="P10">- <text:span text:style-name="T6">no validation: nothing prevents invalid dates like d= 32 or m = 13</text:span></text:p>
      <text:p text:style-name="P10">- <text:span text:style-name="T6">public data members: anyone can directly modify y, m, d and create invalid states</text:span></text:p>
      <text:p text:style-name="P10">- <text:span text:style-name="T6">no operations: no built-in way to perform common date operations (increment, comparison, etc.)</text:span></text:p>
      <text:p text:style-name="P10">- <text:span text:style-name="T6">no invariants: no gurantee that the date represents a valid calendar date</text:span></text:p>
      <text:p text:style-name="P10">- <text:span text:style-name="T6">fragile: changes to internal representation would break all existing code</text:span></text:p>
      <text:p text:style-name="Standard"><text:soft-page-break/>[4] Why is a constructor used for the Date type instead of an init_day() function?</text:p>
      <text:p text:style-name="P9">A constructor is used because:</text:p>
      <text:p text:style-name="P9">- guaranteed initialization: unlike the simple struct where Date today; creates an object with garbage values, a constructor ensures every Date object starts with valid data</text:p>
      <text:p text:style-name="P9">- automatic execution: the constructor runs automatically when an object is created – you can’t forget to call it (unlike init_day() which could be forgotten)</text:p>
      <text:p text:style-name="P9">- prevents uninitialized objects: with the simple struct, you could accidentally use a date before setting its values, leading to unpredictable behavior</text:p>
      <text:p text:style-name="P9">- enforces invariants immediately: a constructor can validate the date during creation, preventing invalid dates from ever existing</text:p>
      <text:p text:style-name="P9">- cleaner syntax: Date birthday(1990, 12, 25); is cleaner than creating an object and then calling an initialization function</text:p>
      <text:p text:style-name="Standard">[5] What is an invariant? Give examples.</text:p>
      <text:p text:style-name="P7">An invariant is a condition that must always be true for an object throughout its lifetime after construction. Ie;</text:p>
      <text:p text:style-name="P7">- for a date class: month must be 1-12, day must be vlaid for the given month/year</text:p>
      <text:p text:style-name="P7">- for a bank_account class: account number must remain constant after creation</text:p>
      <text:p text:style-name="P3"><text:span text:style-name="T5">- for a circle class: radius must be positive</text:span> </text:p>
      <text:p text:style-name="Standard">[6] When should functions be put in the class definition, and when should they be defined outside the class? Why?</text:p>
      <text:p text:style-name="P7"><text:soft-page-break/>Inside the class definition:</text:p>
      <text:p text:style-name="P7">- very short functions (1-2 lines) that are likely to be inlined</text:p>
      <text:p text:style-name="P7">- simple getters and setters</text:p>
      <text:p text:style-name="P7">- functions that are implementation details</text:p>
      <text:p text:style-name="P7">outside the class definition:</text:p>
      <text:p text:style-name="P7">- longer, more complex functions</text:p>
      <text:p text:style-name="P7">- functions that might change frequently</text:p>
      <text:p text:style-name="P7">- functions that don’t need to be inlined</text:p>
      <text:p text:style-name="P7">- this keeps the class interface clean and readable, and separates interface from implementation</text:p>
      <text:p text:style-name="Standard">[7] What is a default constructor and when do we need one?</text:p>
      <text:p text:style-name="P7">A default constructor is a constructor that can be called with no arguments. We need one when:</text:p>
      <text:p text:style-name="P7">- we want to create objects without providing initial values</text:p>
      <text:p text:style-name="P7">- we want to create arrays of <text:s/>objects</text:p>
      <text:p text:style-name="P7">- we want to use the class as a member of another class that doesn’t explicitly initialize it</text:p>
      <text:p text:style-name="P7">- we want to provide reasonable default values for object creation</text:p>
      <text:p text:style-name="Standard">[8] What is a default member <text:span text:style-name="T3">initializer</text:span>?</text:p>
      <text:p text:style-name="P7">A default member initializer is a value specified in the class definition that initializes a data member if no explicit initialization is provided in a constructor</text:p>
      <text:p text:style-name="Standard"><text:soft-page-break/>[9] When should operator overloading be used in a program? Give a list of operators that you might want to overload (each with a reason). Which ones can you define in C++?</text:p>
      <text:p text:style-name="P7">operator overloading should be used when it makes the code more natural and intuitive.</text:p>
      <text:p text:style-name="P7">- + for vector addition, string concatenation, mathematical operations</text:p>
      <text:p text:style-name="P7">- - for vector subtraction, date differences</text:p>
      <text:p text:style-name="P7">- * for scalar multiplication, matrix multiplication</text:p>
      <text:p text:style-name="P7">- == and != for equality comparisons</text:p>
      <text:p text:style-name="Standard">[10] Why should the public interface to a class be as small as possible?</text:p>
      <text:p text:style-name="P5">A small public interface:</text:p>
      <text:p text:style-name="P5">- makes the class easier to understand and use</text:p>
      <text:p text:style-name="P5">- reduces dependencies – fewer things for users to rely on</text:p>
      <text:p text:style-name="P5">- makes the class easier to maintain – fewer things that can break existing code</text:p>
      <text:p text:style-name="P5">- provides better encapsulation – more implementation details can be changed</text:p>
      <text:p text:style-name="P5">- reduces complexity for both implementer and user</text:p>
      <text:p text:style-name="P5">- follows the principle of ‘least privledge”</text:p>
      <text:p text:style-name="Standard">[11] What does adding const to a member function do?</text:p>
      <text:p text:style-name="P5">Adding const to a member function: </text:p>
      <text:p text:style-name="P5">- promises not to modify the object’s state</text:p>
      <text:p text:style-name="P5">- allows the function to be called on const objects</text:p>
      <text:p text:style-name="P5"><text:soft-page-break/>- documents intent – shows the function is an observer, not a mutator</text:p>
      <text:p text:style-name="P5">- enables compiler optimization</text:p>
      <text:p text:style-name="P6"><text:span text:style-name="T4">- helps catch programming errors where you accidentally modify when you meant to observe</text:span></text:p>
      <text:p text:style-name="Standard">[12] Why are “helper functions” best placed outside the class definition?</text:p>
      <text:p text:style-name="P4">Helper functions are best placed outside because:</text:p>
      <text:p text:style-name="P5">- they don’t keep the class interface clean and focused</text:p>
      <text:p text:style-name="P5">- they can be used by multiple classes</text:p>
      <text:p text:style-name="P5">- they reduce coupling – changes to helpers don’t require recompiling class users</text:p>
      <text:p text:style-name="P5">- they promote better software organization</text:p>
      <text:p text:style-name="P5">- they can be placed in appropriate namespaces</text:p>
      <text:p text:style-name="Standard">[13] How does an enum class differ from a “plain” enum?</text:p>
      <text:p text:style-name="P4">Enum class (scoped enum) differences from plain enum:</text:p>
      <text:p text:style-name="P5">- scoped: values must be qualified (color::red vs just red)</text:p>
      <text:p text:style-name="P5">- type safe: no implicit conversion to int</text:p>
      <text:p text:style-name="P5">- no name pollution: doesn’t add names to enclosing scope</text:p>
      <text:p text:style-name="P5">- strongly typed: each enum class is a distinct type</text:p>
      <text:p text:style-name="P5">- better encapsulation: reduces naming conflic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US" style:letter-kerning="tru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US" style:letter-kerning="tru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2f5496" loext:opacity="100%"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2f5496" fo:border-bottom="0.51pt solid #2f5496"/>
      <style:text-properties fo:color="#2f5496" loext:opacity="100%" fo:font-style="italic" style:font-style-asian="italic"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_20_Char" style:display-name="Heading 3 Char" style:family="text" style:parent-style-name="Default_20_Paragraph_20_Font" loext:linked-style-name="Heading_20_3">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style:style>
    <style:style style:name="Heading_20_4_20_Char" style:display-name="Heading 4 Char" style:family="text" style:parent-style-name="Default_20_Paragraph_20_Font" loext:linked-style-name="Heading_20_4">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_20_Char" style:display-name="Heading 5 Char" style:family="text" style:parent-style-name="Default_20_Paragraph_20_Font" loext:linked-style-name="Heading_20_5">
      <style:text-properties fo:color="#2f5496" loext:opacity="100%" style:font-name-asian="F"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2f5496" loext:opacity="100%"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2f5496"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2f5496" loext:opacity="100%" fo:letter-spacing="0.0035in"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officeooo:rsid="00139d0f" officeooo:paragraph-rsid="001f6921"/>
    </style:style>
    <style:style style:name="MT1" style:family="text">
      <style:text-properties officeooo:rsid="001f6921"/>
    </style:style>
    <style:style style:name="MT2" style:family="text">
      <style:text-properties officeooo:rsid="000da5e1"/>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onnor Crist</text:p>
        <text:p text:style-name="MP1">Chapter <text:span text:style-name="MT1">8</text:span> Review</text:p>
        <text:p text:style-name="MP1">Intro to Comp Sci</text:p>
        <text:p text:style-name="MP1">6/<text:span text:style-name="MT2">1</text:span><text:span text:style-name="MT1">9</text:span>/2025</text:p>
        <text:p text:style-name="MP1">David Stafford</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vid J Stafford</meta:initial-creator>
    <meta:editing-cycles>2</meta:editing-cycles>
    <meta:creation-date>2025-03-11T14:42:00</meta:creation-date>
    <dc:date>2025-06-19T19:39:28.689255106</dc:date>
    <meta:editing-duration>PT1M6S</meta:editing-duration>
    <meta:generator>LibreOffice/7.3.7.2$Linux_X86_64 LibreOffice_project/30$Build-2</meta:generator>
    <meta:document-statistic meta:table-count="0" meta:image-count="0" meta:object-count="0" meta:page-count="5" meta:paragraph-count="82" meta:word-count="977" meta:character-count="5820" meta:non-whitespace-character-count="4915"/>
    <meta:user-defined meta:name="AppVersion">16.0000</meta:user-defined>
    <meta:user-defined meta:name="MSIP_Label_2d360780-cf75-4e00-a371-00f6922cc12d_ActionId">7a36b9e1-eca8-4678-8120-d20024a94e42</meta:user-defined>
    <meta:user-defined meta:name="MSIP_Label_2d360780-cf75-4e00-a371-00f6922cc12d_ContentBits">0</meta:user-defined>
    <meta:user-defined meta:name="MSIP_Label_2d360780-cf75-4e00-a371-00f6922cc12d_Enabled">true</meta:user-defined>
    <meta:user-defined meta:name="MSIP_Label_2d360780-cf75-4e00-a371-00f6922cc12d_Method" meta:value-type="string">Standard</meta:user-defined>
    <meta:user-defined meta:name="MSIP_Label_2d360780-cf75-4e00-a371-00f6922cc12d_Name" meta:value-type="string">Non-Sensitive</meta:user-defined>
    <meta:user-defined meta:name="MSIP_Label_2d360780-cf75-4e00-a371-00f6922cc12d_SetDate" meta:value-type="string">2025-03-11T14:43:03Z</meta:user-defined>
    <meta:user-defined meta:name="MSIP_Label_2d360780-cf75-4e00-a371-00f6922cc12d_SiteId" meta:value-type="string">736a8c9e-4b36-4ec5-8a9a-60f793ff47f3</meta:user-defined>
    <meta:user-defined meta:name="MSIP_Label_2d360780-cf75-4e00-a371-00f6922cc12d_Tag" meta:value-type="string">50, 3, 0, 1</meta:user-defined>
    <meta:template xlink:type="simple" xlink:actuate="onRequest" xlink:title="Normal.dotm" xlink:href=""/>
  </office:meta>
</office:document-meta>
</file>